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8.69pt"/>
    </style:style>
    <style:style style:name="co2" style:family="table-column">
      <style:table-column-properties fo:break-before="auto" style:column-width="292.79pt"/>
    </style:style>
    <style:style style:name="co3" style:family="table-column">
      <style:table-column-properties fo:break-before="auto" style:column-width="362.01pt"/>
    </style:style>
    <style:style style:name="co4" style:family="table-column">
      <style:table-column-properties fo:break-before="auto" style:column-width="316.74pt"/>
    </style:style>
    <style:style style:name="co5" style:family="table-column">
      <style:table-column-properties fo:break-before="auto" style:column-width="364.65pt"/>
    </style:style>
    <style:style style:name="co6" style:family="table-column">
      <style:table-column-properties fo:break-before="auto" style:column-width="378pt"/>
    </style:style>
    <style:style style:name="co7" style:family="table-column">
      <style:table-column-properties fo:break-before="auto" style:column-width="274.14pt"/>
    </style:style>
    <style:style style:name="co8" style:family="table-column">
      <style:table-column-properties fo:break-before="auto" style:column-width="306.11pt"/>
    </style:style>
    <style:style style:name="co9" style:family="table-column">
      <style:table-column-properties fo:break-before="auto" style:column-width="271.5pt"/>
    </style:style>
    <style:style style:name="co10" style:family="table-column">
      <style:table-column-properties fo:break-before="auto" style:column-width="279.5pt"/>
    </style:style>
    <style:style style:name="co11" style:family="table-column">
      <style:table-column-properties fo:break-before="auto" style:column-width="385.94pt"/>
    </style:style>
    <style:style style:name="co12" style:family="table-column">
      <style:table-column-properties fo:break-before="auto" style:column-width="404.59pt"/>
    </style:style>
    <style:style style:name="co13" style:family="table-column">
      <style:table-column-properties fo:break-before="auto" style:column-width="275.81pt"/>
    </style:style>
    <style:style style:name="co14" style:family="table-column">
      <style:table-column-properties fo:break-before="auto" style:column-width="484.44pt"/>
    </style:style>
    <style:style style:name="co15" style:family="table-column">
      <style:table-column-properties fo:break-before="auto" style:column-width="299pt"/>
    </style:style>
    <style:style style:name="co16" style:family="table-column">
      <style:table-column-properties fo:break-before="auto" style:column-width="276.8pt"/>
    </style:style>
    <style:style style:name="co17" style:family="table-column">
      <style:table-column-properties fo:break-before="auto" style:column-width="64.01pt"/>
    </style:style>
    <style:style style:name="ro1" style:family="table-row">
      <style:table-row-properties style:row-height="79.09pt" fo:break-before="auto" style:use-optimal-row-height="false"/>
    </style:style>
    <style:style style:name="ro2" style:family="table-row">
      <style:table-row-properties style:row-height="28.35pt" fo:break-before="auto" style:use-optimal-row-height="false"/>
    </style:style>
    <style:style style:name="ro3" style:family="table-row">
      <style:table-row-properties style:row-height="23.61pt" fo:break-before="auto" style:use-optimal-row-height="false"/>
    </style:style>
    <style:style style:name="ro4" style:family="table-row">
      <style:table-row-properties style:row-height="29.85pt" fo:break-before="auto" style:use-optimal-row-height="false"/>
    </style:style>
    <style:style style:name="ro5" style:family="table-row">
      <style:table-row-properties style:row-height="39.8pt" fo:break-before="auto" style:use-optimal-row-height="false"/>
    </style:style>
    <style:style style:name="ro6" style:family="table-row">
      <style:table-row-properties style:row-height="38.55pt" fo:break-before="auto" style:use-optimal-row-height="false"/>
    </style:style>
    <style:style style:name="ro7" style:family="table-row">
      <style:table-row-properties style:row-height="33.56pt" fo:break-before="auto" style:use-optimal-row-height="false"/>
    </style:style>
    <style:style style:name="ro8" style:family="table-row">
      <style:table-row-properties style:row-height="24.86pt" fo:break-before="auto" style:use-optimal-row-height="false"/>
    </style:style>
    <style:style style:name="ro9" style:family="table-row">
      <style:table-row-properties style:row-height="43.51pt" fo:break-before="auto" style:use-optimal-row-height="false"/>
    </style:style>
    <style:style style:name="ro10" style:family="table-row">
      <style:table-row-properties style:row-height="36.06pt" fo:break-before="auto" style:use-optimal-row-height="false"/>
    </style:style>
    <style:style style:name="ro11" style:family="table-row">
      <style:table-row-properties style:row-height="44.76pt" fo:break-before="auto" style:use-optimal-row-height="false"/>
    </style:style>
    <style:style style:name="ro12" style:family="table-row">
      <style:table-row-properties style:row-height="34.81pt" fo:break-before="auto" style:use-optimal-row-height="false"/>
    </style:style>
    <style:style style:name="ro13" style:family="table-row">
      <style:table-row-properties style:row-height="42.24pt" fo:break-before="auto" style:use-optimal-row-height="false"/>
    </style:style>
    <style:style style:name="ro14" style:family="table-row">
      <style:table-row-properties style:row-height="27.35pt" fo:break-before="auto" style:use-optimal-row-height="false"/>
    </style:style>
    <style:style style:name="ro15" style:family="table-row">
      <style:table-row-properties style:row-height="29.11pt" fo:break-before="auto" style:use-optimal-row-height="false"/>
    </style:style>
    <style:style style:name="ro16" style:family="table-row">
      <style:table-row-properties style:row-height="31.04pt" fo:break-before="auto" style:use-optimal-row-height="false"/>
    </style:style>
    <style:style style:name="ro17" style:family="table-row">
      <style:table-row-properties style:row-height="26.11pt" fo:break-before="auto" style:use-optimal-row-height="false"/>
    </style:style>
    <style:style style:name="ro1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use-wildcards="true"/>
      <table:table table:name="Recor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008" table:default-cell-style-name="Default"/>
        <table:table-row table:style-name="ro1">
          <table:table-cell table:style-name="ce1" office:value-type="string" calcext:value-type="string">
            <text:p>JOB TITLE</text:p>
          </table:table-cell>
          <table:table-cell table:style-name="ce1" office:value-type="string" calcext:value-type="string">
            <text:p>COMPANY NAME</text:p>
          </table:table-cell>
          <table:table-cell table:style-name="ce1" office:value-type="string" calcext:value-type="string">
            <text:p>VACANCY</text:p>
          </table:table-cell>
          <table:table-cell table:style-name="ce1" office:value-type="string" calcext:value-type="string">
            <text:p>JOB RESPONSIBILITIES</text:p>
          </table:table-cell>
          <table:table-cell table:style-name="ce1" office:value-type="string" calcext:value-type="string">
            <text:p>JOB CONTEXT</text:p>
          </table:table-cell>
          <table:table-cell table:style-name="ce1" office:value-type="string" calcext:value-type="string">
            <text:p>EMPLOYMENT STATUS</text:p>
          </table:table-cell>
          <table:table-cell table:style-name="ce1" office:value-type="string" calcext:value-type="string">
            <text:p>EXPERIENCE</text:p>
          </table:table-cell>
          <table:table-cell table:style-name="ce1" office:value-type="string" calcext:value-type="string">
            <text:p>GENDER</text:p>
          </table:table-cell>
          <table:table-cell table:style-name="ce1" office:value-type="string" calcext:value-type="string">
            <text:p>AGE</text:p>
          </table:table-cell>
          <table:table-cell table:style-name="ce1" office:value-type="string" calcext:value-type="string">
            <text:p>JOB LOCATION</text:p>
          </table:table-cell>
          <table:table-cell table:style-name="ce1" office:value-type="string" calcext:value-type="string">
            <text:p>EDUCATIONAL REQUIREMENTS</text:p>
          </table:table-cell>
          <table:table-cell table:style-name="ce1" office:value-type="string" calcext:value-type="string">
            <text:p>ADDITIONAL REQUIREMENTS</text:p>
          </table:table-cell>
          <table:table-cell table:style-name="ce1" office:value-type="string" calcext:value-type="string">
            <text:p>SALARY</text:p>
          </table:table-cell>
          <table:table-cell table:style-name="ce1" office:value-type="string" calcext:value-type="string">
            <text:p>COMPENSATION &amp; AND OTHER BENEFITS</text:p>
          </table:table-cell>
          <table:table-cell table:style-name="ce1" office:value-type="string" calcext:value-type="string">
            <text:p>PUBLISHED ON</text:p>
          </table:table-cell>
          <table:table-cell table:style-name="ce1" office:value-type="string" calcext:value-type="string">
            <text:p>APPLICATION DEADLINE</text:p>
          </table:table-cell>
          <table:table-cell table:style-name="ce1" table:number-columns-repeated="1008"/>
        </table:table-row>
        <table:table-row table:style-name="ro2">
          <table:table-cell office:value-type="string" calcext:value-type="string">
            <text:p>Customer Support Engineer</text:p>
          </table:table-cell>
          <table:table-cell office:value-type="string" calcext:value-type="string">
            <text:p>XeonBD </text:p>
          </table:table-cell>
          <table:table-cell office:value-type="string" calcext:value-type="string">
            <text:p/>
            <text:p>                                                                Not specific</text:p>
            <text:p>                                                                </text:p>
          </table:table-cell>
          <table:table-cell office:value-type="string" calcext:value-type="string">
            <text:p/>
            <text:p>Provide professional and friendly support consistently via telephone, electronic help desk, and live chat with outstanding customer service skills and a dedication to the customer service experience.</text:p>
            <text:p>Record, track and document online Help Desk request problem-solving process, including all successful and unsuccessful decisions made and actions taken, through to final resolution.</text:p>
            <text:p>Troubleshoot and solve a wide range of customer support issues.</text:p>
            <text:p>Troubleshoot and resolve problems using diagnostic utilities, software updates, drivers, and basic knowledge on the domain name system and hosting for user support.</text:p>
            <text:p>Must be technically skilled in diagnosing, troubleshooting and resolving hardware and software problems.</text:p>
            <text:p>System monitoring and response.</text:p>
            <text:p>Operating system and application installation/configuration.</text:p>
            <text:p>Research and Development.</text:p>
            <text:p>Performing scheduled maintenance tasks.</text:p>
            <text:p>Support the day to day business operations.</text:p>
            <text:p>Preparing reports, documentation and provide training to users.</text:p>
            <text:p>Roaster duty (Day Shift/ Evening Shift/ Night Shift).</text:p>
            <text:p/>
          </table:table-cell>
          <table:table-cell office:value-type="string" calcext:value-type="string">
            <text:p/>
            <text:p>                                                            XeonBD is an industry-leading IT Enabled Service and Online Infrastructure Service provider in the country, operating since last 14+ years is looking for a Customer Support Engineer.</text:p>
            <text:p>                                                        </text:p>
          </table:table-cell>
          <table:table-cell office:value-type="string" calcext:value-type="string">
            <text:p/>
            <text:p>                                                                Full-time</text:p>
            <text:p>                                                            </text:p>
          </table:table-cell>
          <table:table-cell office:value-type="string" calcext:value-type="string">
            <text:p/>
            <text:p>Â At least 1 year(s)</text:p>
            <text:p>                                                                    </text:p>
          </table:table-cell>
          <table:table-cell office:value-type="string" calcext:value-type="string">
            <text:p/>
            <text:p>Â Both males and females are allowed to apply</text:p>
            <text:p>                                                                    </text:p>
          </table:table-cell>
          <table:table-cell office:value-type="string" calcext:value-type="string">
            <text:p/>
            <text:p>Â Age at most 28 years</text:p>
            <text:p>                                                                    </text:p>
          </table:table-cell>
          <table:table-cell office:value-type="string" calcext:value-type="string">
            <text:p/>
            <text:p>Â Dhaka (Mohammadpur)</text:p>
            <text:p>                                                                    </text:p>
          </table:table-cell>
          <table:table-cell office:value-type="string" calcext:value-type="string">
            <text:p/>
            <text:p>Diploma in Computer, Bachelor of Science (BSc)B.Sc Graduates in Computer Science, Computer Engineering, Information Systems/Technology from any reputed UGC approved university with the sound knowledge of Web services and Networking with Troubleshooting shooting skills are welcome to apply for this job.</text:p>
            <text:p>Skills of TCP/IP and Server Management will be a plus.</text:p>
            <text:p>Skills Required: Web Services</text:p>
            <text:p/>
          </table:table-cell>
          <table:table-cell office:value-type="string" calcext:value-type="string">
            <text:p/>
            <text:p>Age at most 28 years </text:p>
            <text:p>Both males and females are allowed to apply</text:p>
            <text:p>Working knowledge of web languages, web design, graphics, multimedia, and browsers is required. </text:p>
            <text:p>Knowledge of telecommunications, computer security policies, management advisory services, equipment, and software acquisition procedures.</text:p>
            <text:p>Knowledge of system analysis and design techniques, applications, programming, software development methodologies, fact-finding and documentation techniques.</text:p>
            <text:p>Have a thorough knowledge of LAN and WAN, common software, backup, and networking.</text:p>
            <text:p>Techniques for explaining technical concepts and procedures to non-technical users over phone, email, chat or in meetings.</text:p>
            <text:p>Excellent customer service skills.</text:p>
            <text:p>Excellent verbal and written communication skills in English is a must.</text:p>
            <text:p>Excellent problem-solving skills.</text:p>
            <text:p>Knowledge of Web, Email, FTP, Database (MySQL, MSSQL) DNS, cPanel/WHM/Plesk control panels preferred.</text:p>
            <text:p>Experience with documenting procedures.</text:p>
            <text:p>Ability to multitask and meet specific goals set by supervisors/management.</text:p>
            <text:p>Ability to work alone or in a team-based environment.</text:p>
            <text:p>Ability to work flexible hours during critical condition.</text:p>
            <text:p/>
          </table:table-cell>
          <table:table-cell office:value-type="string" calcext:value-type="string">
            <text:p/>
            <text:p>Â Negotiable</text:p>
            <text:p>                                                                    </text:p>
          </table:table-cell>
          <table:table-cell office:value-type="string" calcext:value-type="string">
            <text:p/>
            <text:p>Mobile bill, T/ASalary Review: YearlyFestival Bonus: 2As per the company policy.</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3">
          <table:table-cell office:value-type="string" calcext:value-type="string">
            <text:p>UX / UI Designer</text:p>
          </table:table-cell>
          <table:table-cell office:value-type="string" calcext:value-type="string">
            <text:p>Third Wave Technologies Limited </text:p>
          </table:table-cell>
          <table:table-cell office:value-type="string" calcext:value-type="string">
            <text:p/>
            <text:p>                                                                01</text:p>
            <text:p>                                                                </text:p>
          </table:table-cell>
          <table:table-cell office:value-type="string" calcext:value-type="string">
            <text:p/>
            <text:p>Lead the design function, and use design tools and environments to conceptualize, build, test and implement designs.</text:p>
            <text:p>Work with a team of project managers, business analysts, designers, developers and testers to deliver websites, mobile apps and software applications.</text:p>
            <text:p>Experience in creating the UX/UI for web and mobile applications.</text:p>
            <text:p>Illustrate design ideas using storyboards, process flows, site maps &amp; mock ups.</text:p>
            <text:p>Design graphic user interface elements, like menus, tabs and widgets.</text:p>
            <text:p>Build page navigation buttons and search fields.</text:p>
            <text:p>Develop UI mockups and prototypes that clearly illustrate how sites function and look like.</text:p>
            <text:p>Create original graphic designs (e.g. images, sketches and tables).</text:p>
            <text:p>Prepare and present rough drafts to internal teams and key stakeholders.</text:p>
            <text:p>Identify and troubleshoot UX problems (e.g. responsiveness).</text:p>
            <text:p>Conduct layout adjustments based on user feedback.</text:p>
            <text:p>Conduct research on trends, latest technologies and any developments in the world of digital, web, mobile, apps, games, social media, etc., with a focus on design and user experience.</text:p>
            <text:p>Adhere to style standards on fonts, colors and images.</text:p>
            <text:p/>
          </table:table-cell>
          <table:table-cell office:value-type="string" calcext:value-type="string">
            <text:p/>
            <text:p>We are looking for a UI-UX Designer to turn our digital solutions into easy-to-use products. The UX-UI Designer will work with our team of talented individuals to design innovative and user-friendly websites, mobile apps, and software applications. The role will require a passion for creativity, user experience, design, animation and art and will require a candidate with a desire to contribute in a fast-paced and collaborative environment.</text:p>
            <text:p>The Digital Designer will lead the design stage from concept until delivery, and will primarily be responsible for ensuring that wireframes, prototypes and visual designs to a high level of quality. The role will be more than just a design role - the candidate must be able to understand the business objectives of the digital solution, have the ability to critically analyze requirements, and have a strong understanding of user experience fundamentals.</text:p>
            <text:p>A portfolio of professional design projects that includes work with web/mobile applications is mandatory to be sent with the application/resume.  Your application will not be accepted without the portfolio.</text:p>
            <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Both males and females are allowed to apply</text:p>
            <text:p>                                                                    </text:p>
          </table:table-cell>
          <table:table-cell office:value-type="string" calcext:value-type="string">
            <text:p/>
            <text:p>Â Age 27 to 35 years</text:p>
            <text:p>                                                                    </text:p>
          </table:table-cell>
          <table:table-cell office:value-type="string" calcext:value-type="string">
            <text:p/>
            <text:p>Â Anywhere in Bangladesh</text:p>
            <text:p>                                                                    </text:p>
          </table:table-cell>
          <table:table-cell office:value-type="string" calcext:value-type="string">
            <text:p/>
            <text:p>Bachelor of Science (BSc) in Computer Science  Engineering</text:p>
            <text:p/>
          </table:table-cell>
          <table:table-cell office:value-type="string" calcext:value-type="string">
            <text:p/>
            <text:p>Age 27 to 35 years </text:p>
            <text:p>Both males and females are allowed to apply</text:p>
            <text:p>A portfolio of a body of work with a focus on digital (Dribble or Behance profile, websites, apps, page layouts, email templates, display ads, etc.) is a must.</text:p>
            <text:p>Proven work experience as a UI/UX Designer or similar role.</text:p>
            <text:p>Knowledge of wireframe tools (e.g. Wireframe.cc and InVision)</text:p>
            <text:p>Up-to-date knowledge of design software like Adobe Illustrator, Photoshop or XD</text:p>
            <text:p>Team spirit, strong communication skills to collaborate with various stakeholders</text:p>
            <text:p>Good time-management skills</text:p>
            <text:p>B.Sc in Design, Computer Science or relevant field</text:p>
            <text:p>Knowledge on HTML, CSS will be of great value</text:p>
            <text:p>A portfolio of a body of work with a focus on digital (Dribble or Behance profile, websites, apps, page layouts, email templates, display ads, etc.) is a must </text:p>
            <text:p>Proven work experience as a UI/UX Designer or similar role</text:p>
            <text:p>Knowledge of wireframe tools (e.g. Wireframe.cc and InVision)</text:p>
            <text:p>Up-to-date knowledge of design software like Adobe Illustrator, Photoshop or XD</text:p>
            <text:p>Team spirit, strong communication skills to collaborate with various stakeholders</text:p>
            <text:p>Good time-management skills</text:p>
            <text:p>Knowledge on HTML, CSS will be of great value</text:p>
            <text:p>Self-motivation with attention to details.</text:p>
            <text:p>Ability to work with a team.</text:p>
            <text:p>Good Communication skills in English.</text:p>
            <text:p/>
          </table:table-cell>
          <table:table-cell office:value-type="string" calcext:value-type="string">
            <text:p/>
            <text:p>Â Negotiable</text:p>
            <text:p>                                                                    </text:p>
          </table:table-cell>
          <table:table-cell office:value-type="string" calcext:value-type="string">
            <text:p/>
            <text:p>Lunch Facilities: Full SubsidizeFestival Bonus: 2Attractive remuneration package will be offered to the finally selected candidate according to company policy.</text:p>
            <text:p/>
          </table:table-cell>
          <table:table-cell office:value-type="string" calcext:value-type="string">
            <text:p/>
            <text:p>Â Oct 22, 2019</text:p>
            <text:p>                                                                        </text:p>
          </table:table-cell>
          <table:table-cell office:value-type="string" calcext:value-type="string">
            <text:p/>
            <text:p>Â Nov 7, 2019</text:p>
            <text:p>                                                                        </text:p>
          </table:table-cell>
          <table:table-cell table:number-columns-repeated="1008"/>
        </table:table-row>
        <table:table-row table:style-name="ro4">
          <table:table-cell office:value-type="string" calcext:value-type="string">
            <text:p>Programmer/ Sr. Programmer - Oracle</text:p>
          </table:table-cell>
          <table:table-cell office:value-type="string" calcext:value-type="string">
            <text:p>Crony Group. </text:p>
          </table:table-cell>
          <table:table-cell office:value-type="string" calcext:value-type="string">
            <text:p/>
            <text:p>                                                                Not specific</text:p>
            <text:p>                                                                </text:p>
          </table:table-cell>
          <table:table-cell office:value-type="string" calcext:value-type="string">
            <text:p/>
            <text:p>Coding, analyzing, designing, implementing &amp; configuring of banking software under Oracle 8i/9i/10g/11g Database in Windows and Linux Platform.</text:p>
            <text:p>Developing, enhancing and supporting software application.</text:p>
            <text:p>To maintain Garments Supply Chain Management System and Human Resource Management System.</text:p>
            <text:p>To Analyze the business logic for development of garments ERP.</text:p>
            <text:p>To work with a team of Developers of alone in meeting aggressive project deadlines.</text:p>
            <text:p>To quickly learn and implement new technologies/skills when something unknown is encountered.</text:p>
            <text:p>To established software quality assurance processes throughout the organization.</text:p>
            <text:p>To established and maintain software development process requirements.</text:p>
            <text:p>To audit software development performance and provide improvement recommendation.</text:p>
            <text:p>To identify and collect project measurement data and maintain organization measurement repository.</text:p>
            <text:p>To interact with colleagues to establish best practices.</text:p>
            <text:p>To train development and support in software processes.</text:p>
            <text:p>Other jobs &amp; responsibilities as desired by the management from time to time.</text:p>
            <text:p/>
          </table:table-cell>
          <table:table-cell office:value-type="string" calcext:value-type="string">
            <text:p/>
            <text:p>                                                            Must be have to experience in Programming/ Software Engineering in oracle base.</text:p>
            <text:p>                                                        </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at least 28 years</text:p>
            <text:p>                                                                    </text:p>
          </table:table-cell>
          <table:table-cell office:value-type="string" calcext:value-type="string">
            <text:p/>
            <text:p>Â Narayanganj</text:p>
            <text:p>                                                                    </text:p>
          </table:table-cell>
          <table:table-cell office:value-type="string" calcext:value-type="string">
            <text:p/>
            <text:p>Bachelor of Science (BSc) in Computer Science  Engineering, Master of Science (MSc) in Computer Science &amp; Engineering</text:p>
            <text:p/>
          </table:table-cell>
          <table:table-cell office:value-type="string" calcext:value-type="string">
            <text:p/>
            <text:p>Age at least 28 years </text:p>
            <text:p>Both males and females are allowed to apply</text:p>
            <text:p>Should have deep knowledge in SQL Server/ Oracle SQL &amp; PL/ SQL, Database objects, SQL Tuning.</text:p>
            <text:p>Should have work experience in Oracle development 6i/10g/11g Oracle fusion.</text:p>
            <text:p>Should be self-motivated, Self-learner, High achiever and ability to work under pressure and should have mentality to work in a group of company</text:p>
            <text:p/>
          </table:table-cell>
          <table:table-cell office:value-type="string" calcext:value-type="string">
            <text:p/>
            <text:p>Â Negotiable</text:p>
            <text:p>                                                                    </text:p>
          </table:table-cell>
          <table:table-cell office:value-type="string" calcext:value-type="string">
            <text:p/>
            <text:p>As per company policy.</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5">
          <table:table-cell office:value-type="string" calcext:value-type="string">
            <text:p>Senior Software Engineer</text:p>
          </table:table-cell>
          <table:table-cell office:value-type="string" calcext:value-type="string">
            <text:p>NG Solutions System Limited </text:p>
          </table:table-cell>
          <table:table-cell office:value-type="string" calcext:value-type="string">
            <text:p/>
            <text:p>                                                                03</text:p>
            <text:p>                                                                </text:p>
          </table:table-cell>
          <table:table-cell office:value-type="string" calcext:value-type="string">
            <text:p/>
            <text:p>Professional experience developing software using J2EE/Pyhton multi-tiered applications.</text:p>
            <text:p>Extensive knowledge of complex Structured Query Language (SQL) and a strong background in any RDBMS database like Oracle, MySQL, etc.</text:p>
            <text:p>Proven experience with the following technologies will be preferred: Microservices, Spring Boot, Spring Web, Spring Security, Apache Kafka, EJB, JPA, Oracle, Eclipse, Glassfish, Hibernate, OAuth2 (using Spring Security), Django.</text:p>
            <text:p>Significant understanding of Microservice patterns and concepts and their application in problem-solving.</text:p>
            <text:p>Design, build and maintain efficient, reusable, and reliable code.</text:p>
            <text:p>Prepare and produce releases of software components.</text:p>
            <text:p>Identify bottlenecks and bugs, and devise solutions to these problems.</text:p>
            <text:p>Upgrading, configuring and debugging existing systems.</text:p>
            <text:p>Perform code review, Unit Testing.</text:p>
            <text:p>Maintain necessary documentation in accordance with companies and clients' quality, process and documentation requirements.</text:p>
            <text:p>Deep knowledge on object-oriented design and implementation.</text:p>
            <text:p>Build Application from Scratch using JAVA/Python.</text:p>
            <text:p>Develop production-level codes and maintain the Standard Coding Convention on Java/Python.</text:p>
            <text:p>Interface development using React.</text:p>
            <text:p>Write Reusable, Testable, and Efficient code.</text:p>
            <text:p>Design and Implementation of Low-Latency, High-Availability, and Performant Application.</text:p>
            <text:p>Program Logic &amp; Flow Control, Unit &amp; Functional Testing, Debugging.</text:p>
            <text:p>Design and Implementation of API to be consumed by Front-End Developers.</text:p>
            <text:p/>
          </table:table-cell>
          <table:table-cell office:value-type="string" calcext:value-type="string">
            <text:p/>
            <text:p>Looking For : Senior Software Engineer (Java/ Python, Oracle PL/ SQL)</text:p>
            <text:p>The Company is looking to recruit numbers of Senior or Mid-level Software Engineers having experience either in Java or Python &amp; solid expertise writing complex PL/SQL code. The applicant should have strong experience in application programming, understanding complex data models, and fine-tuning for the performance. Candidates having adequate domain knowledge and experience in Telecommunication Industry would be strongly preferred.</text:p>
            <text:p/>
          </table:table-cell>
          <table:table-cell office:value-type="string" calcext:value-type="string">
            <text:p/>
            <text:p>                                                                Full-time</text:p>
            <text:p>                                                            </text:p>
          </table:table-cell>
          <table:table-cell office:value-type="string" calcext:value-type="string">
            <text:p/>
            <text:p>Â At least 6 year(s)</text:p>
            <text:p>                                                                    </text:p>
          </table:table-cell>
          <table:table-cell office:value-type="string" calcext:value-type="string">
            <text:p/>
            <text:p>Â Both males and females are allowed to apply</text:p>
            <text:p>                                                                    </text:p>
          </table:table-cell>
          <table:table-cell office:value-type="string" calcext:value-type="string">
            <text:p/>
            <text:p>Â Age 27 to 35 years</text:p>
            <text:p>                                                                    </text:p>
          </table:table-cell>
          <table:table-cell office:value-type="string" calcext:value-type="string">
            <text:p/>
            <text:p>Â Dhaka</text:p>
            <text:p>                                                                    </text:p>
          </table:table-cell>
          <table:table-cell office:value-type="string" calcext:value-type="string">
            <text:p/>
            <text:p>Bachelor of Science (BSc) in CSE</text:p>
            <text:p>Skills Required:  Oracle PLSQL., Java or Python Programming Language</text:p>
            <text:p/>
          </table:table-cell>
          <table:table-cell office:value-type="string" calcext:value-type="string">
            <text:p/>
            <text:p>Age 27 to 35 years </text:p>
            <text:p>Both males and females are allowed to apply</text:p>
            <text:p>Understanding existing code base, run re-engineering to renovate or modernize platform.</text:p>
            <text:p>Basic knowledge on Telecommunication Network Management.</text:p>
            <text:p>Strong knowledge in Oracle/MySQL RDBMS Structure &amp; Query.</text:p>
            <text:p>Familiar with high availability features of Oracle/MySQL.</text:p>
            <text:p>Experience designing and maintaining large-scale web applications. Clear understanding on Web technology and REST &amp; SOAP API.</text:p>
            <text:p>Solid grasp of software design patterns and principles, a good understanding of micro-service architecture.</text:p>
            <text:p>Very good understanding of micro-service architecture</text:p>
            <text:p>Very good problem-solving Capability, Client communication.</text:p>
            <text:p>Willing to work in client's on-site premises when required.</text:p>
            <text:p/>
          </table:table-cell>
          <table:table-cell office:value-type="string" calcext:value-type="string">
            <text:p/>
            <text:p>Â Negotiable</text:p>
            <text:p>                                                                    </text:p>
          </table:table-cell>
          <table:table-cell office:value-type="string" calcext:value-type="string">
            <text:p/>
            <text:p>Salary Review: YearlyFestival Bonus: 2(Yearly)</text:p>
            <text:p>Other benefits according to company rules and regulations</text:p>
            <text:p/>
          </table:table-cell>
          <table:table-cell office:value-type="string" calcext:value-type="string">
            <text:p/>
            <text:p>Â Oct 23, 2019</text:p>
            <text:p>                                                                        </text:p>
          </table:table-cell>
          <table:table-cell office:value-type="string" calcext:value-type="string">
            <text:p/>
            <text:p>Â Nov 8, 2019</text:p>
            <text:p>                                                                        </text:p>
          </table:table-cell>
          <table:table-cell table:number-columns-repeated="1008"/>
        </table:table-row>
        <table:table-row table:style-name="ro6">
          <table:table-cell office:value-type="string" calcext:value-type="string">
            <text:p>Senior Support Engineer</text:p>
          </table:table-cell>
          <table:table-cell office:value-type="string" calcext:value-type="string">
            <text:p>ICC Communication. </text:p>
          </table:table-cell>
          <table:table-cell office:value-type="string" calcext:value-type="string">
            <text:p/>
            <text:p>                                                                Not specific</text:p>
            <text:p>                                                                </text:p>
          </table:table-cell>
          <table:table-cell office:value-type="string" calcext:value-type="string">
            <text:p/>
            <text:p>Perform the installation, configuration, administration and maintenance and upgrade of networks (including servers, routers, firewalls, remote access systems, and network management systems) and computer systems - VPNs, NAT &amp; Routing.</text:p>
            <text:p>Solution design for LAN/MAN/WAN, Wireless and cloud-based networks.</text:p>
            <text:p>Provide technical support and troubleshoot problems with various clients and users with regards to LAN/MAN/WAN, Wireless and cloud-based networks.</text:p>
            <text:p>Good knowledge of cloud-based applications and systems.</text:p>
            <text:p>Monitor network connectivity to ensure high-quality data transmission.</text:p>
            <text:p>NextGen Technical Administration and Troubleshooting.</text:p>
            <text:p>Operates under moderate to little supervision.</text:p>
            <text:p>Ability to complete a project under his supervision.</text:p>
            <text:p/>
          </table:table-cell>
          <table:table-cell office:value-type="string" calcext:value-type="string">
            <text:p/>
            <text:p>                                                            Protecting data, software, and hardware by coordinating, planning and implementing network security measures. Troubleshooting, diagnosing and resolving hardware, software, and other network and system problems. Replacing faulty network hardware components when required.</text:p>
            <text:p>                                                        </text:p>
          </table:table-cell>
          <table:table-cell office:value-type="string" calcext:value-type="string">
            <text:p/>
            <text:p>                                                                Full-time</text:p>
            <text:p>                                                            </text:p>
          </table:table-cell>
          <table:table-cell office:value-type="string" calcext:value-type="string">
            <text:p/>
            <text:p>Â 4 to 5 year(s)</text:p>
            <text:p>                                                                    </text:p>
          </table:table-cell>
          <table:table-cell office:value-type="string" calcext:value-type="string">
            <text:p/>
            <text:p>Â Only males are allowed to apply</text:p>
            <text:p>                                                                    </text:p>
          </table:table-cell>
          <table:table-cell office:value-type="string" calcext:value-type="string">
            <text:p/>
            <text:p>Â Age 25 to 35 years</text:p>
            <text:p>                                                                    </text:p>
          </table:table-cell>
          <table:table-cell office:value-type="string" calcext:value-type="string">
            <text:p/>
            <text:p>Â Dhaka</text:p>
            <text:p>                                                                    </text:p>
          </table:table-cell>
          <table:table-cell office:value-type="string" calcext:value-type="string">
            <text:p/>
            <text:p>Bachelor of Science (BSc) in CSE, Master of Science (MSc) in CSE/NetworkingBachelor of Science (BSc) in CSE/ETE</text:p>
            <text:p> Preferred Professional Certification: CCNA/CCNP/MTCNA Certified and Other Networking Certification, MS Server Certification Get Higher Preference.</text:p>
            <text:p> Skills Required: Switching &amp; Routing.</text:p>
            <text:p>Skills Required:  CCNP,  HTML5, ccna, Database Administration, MTCNA, Network Engineering</text:p>
            <text:p/>
          </table:table-cell>
          <table:table-cell office:value-type="string" calcext:value-type="string">
            <text:p/>
            <text:p>Age 25 to 35 years </text:p>
            <text:p>Only males are allowed to apply</text:p>
            <text:p>4+ years of technical experience as a system engineer in ISP to run ISP network operation, security systems (such as firewall, proxy, network IPS, VPN) monitoring and maintenance.</text:p>
            <text:p>Strong working knowledge of IP protocol suite, cloud-based technologies, anti-virus agents, scanning agents, firewalls, networking, routers, switches.</text:p>
            <text:p>Practical knowledge of commonly used operating systems including Windows, Linux.</text:p>
            <text:p>Troubleshooting know-how of network and security systems with minimal guidance is required.</text:p>
            <text:p>Excellent oral and written communication and documentation skills are essential.</text:p>
            <text:p>Ability to work outside of normal business hours (on occasion) such as nights, weekends, and holidays.</text:p>
            <text:p/>
          </table:table-cell>
          <table:table-cell office:value-type="string" calcext:value-type="string">
            <text:p/>
            <text:p>Â Negotiable</text:p>
            <text:p>                                                                    </text:p>
          </table:table-cell>
          <table:table-cell office:value-type="string" calcext:value-type="string">
            <text:p/>
            <text:p>Tour allowance, Medical allowanceSalary Review: YearlyFestival Bonus: 2</text:p>
            <text:p/>
          </table:table-cell>
          <table:table-cell office:value-type="string" calcext:value-type="string">
            <text:p/>
            <text:p>Â Oct 23, 2019</text:p>
            <text:p>                                                                        </text:p>
          </table:table-cell>
          <table:table-cell office:value-type="string" calcext:value-type="string">
            <text:p/>
            <text:p>Â Nov 7, 2019</text:p>
            <text:p>                                                                        </text:p>
          </table:table-cell>
          <table:table-cell table:number-columns-repeated="1008"/>
        </table:table-row>
        <table:table-row table:style-name="ro7">
          <table:table-cell office:value-type="string" calcext:value-type="string">
            <text:p>Executive Business Development (Digital Marketing)</text:p>
          </table:table-cell>
          <table:table-cell office:value-type="string" calcext:value-type="string">
            <text:p>Keep In Touch Ltd. </text:p>
          </table:table-cell>
          <table:table-cell office:value-type="string" calcext:value-type="string">
            <text:p/>
            <text:p>                                                                2</text:p>
            <text:p>                                                                </text:p>
          </table:table-cell>
          <table:table-cell office:value-type="string" calcext:value-type="string">
            <text:p/>
            <text:p>We need Executive who has practical experience in content writing, social media marketing, Email marketing, affiliate marketing, digital marketing.</text:p>
            <text:p>Candidate must be able to take responsibilities  for the Digital Marketing related activities.</text:p>
            <text:p>Develop online marketing strategies.</text:p>
            <text:p>To develop sales &amp; marketing strategy, collect market information and to ensure the competitiveness of the product worldwide.</text:p>
            <text:p>Analysis and Write content for SEO and social networking accounts such as Facebook, Twitter, YouTube, LinkedIn, etc. Create and edit posts, videos, and other content.</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2 to 5 year(s)</text:p>
            <text:p>                                                                    </text:p>
          </table:table-cell>
          <table:table-cell office:value-type="string" calcext:value-type="string">
            <text:p/>
            <text:p>Â Only females are allowed to apply</text:p>
            <text:p>                                                                    </text:p>
          </table:table-cell>
          <table:table-cell office:value-type="string" calcext:value-type="string">
            <text:p/>
            <text:p>Â Age 22 to 30 years</text:p>
            <text:p>                                                                    </text:p>
          </table:table-cell>
          <table:table-cell office:value-type="string" calcext:value-type="string">
            <text:p/>
            <text:p>Â Dhaka (Gulshan)</text:p>
            <text:p>                                                                    </text:p>
          </table:table-cell>
          <table:table-cell office:value-type="string" calcext:value-type="string">
            <text:p/>
            <text:p>BBA from Any Reputed Public or Private University.</text:p>
            <text:p/>
          </table:table-cell>
          <table:table-cell office:value-type="string" calcext:value-type="string">
            <text:p/>
            <text:p>Age 22 to 30 years </text:p>
            <text:p>Only females are allowed to apply</text:p>
            <text:p>Skills Required: Customer Support/Client Service, Digital Marketing, IT &amp; Software Marketing, Offline and Online Branding, Social Media Marketing, Tele Marketing.</text:p>
            <text:p>Excellent MS Office Suite skills (e.g. MS Word, PowerPoint, Excel, Outlook)</text:p>
            <text:p>Good communication, approach &amp; presentation skills.</text:p>
            <text:p>Adequate proficiency in both writing &amp; speaking ability in English.</text:p>
            <text:p/>
          </table:table-cell>
          <table:table-cell office:value-type="string" calcext:value-type="string">
            <text:p/>
            <text:p>Â Negotiable</text:p>
            <text:p>                                                                    </text:p>
          </table:table-cell>
          <table:table-cell office:value-type="string" calcext:value-type="string">
            <text:p/>
            <text:p>Mobile bill, Tour allowanceSalary Review: YearlyFestival Bonus: 2Life/Health insurance coverage according to company policy.</text:p>
            <text:p/>
          </table:table-cell>
          <table:table-cell office:value-type="string" calcext:value-type="string">
            <text:p/>
            <text:p>Â Oct 24, 2019</text:p>
            <text:p>                                                                        </text:p>
          </table:table-cell>
          <table:table-cell office:value-type="string" calcext:value-type="string">
            <text:p/>
            <text:p>Â Nov 23, 2019</text:p>
            <text:p>                                                                        </text:p>
          </table:table-cell>
          <table:table-cell table:number-columns-repeated="1008"/>
        </table:table-row>
        <table:table-row table:style-name="ro8">
          <table:table-cell office:value-type="string" calcext:value-type="string">
            <text:p>IT Executive</text:p>
          </table:table-cell>
          <table:table-cell office:value-type="string" calcext:value-type="string">
            <text:p>BJIT Ltd. </text:p>
          </table:table-cell>
          <table:table-cell office:value-type="string" calcext:value-type="string">
            <text:p/>
            <text:p>                                                                02</text:p>
            <text:p>                                                                </text:p>
          </table:table-cell>
          <table:table-cell office:value-type="string" calcext:value-type="string">
            <text:p/>
            <text:p>Provide IT supports for desktop, laptop &amp; also require troubleshoot all IT Equipment &amp; Solving Problems (Printer, Switch, Router, Desktop PC, Laptop &amp; system in used).</text:p>
            <text:p>Understanding of Computer power and UPS, Suitable system of power, online and offline UPS</text:p>
            <text:p>Inter-networking concepts and able to manage a sister concern office network.</text:p>
            <text:p>CCTV System (IP Camera), Attendance machine configure &amp; maintenance.</text:p>
            <text:p>Company user's mail configure in Microsoft outlook, Windows Live mail.</text:p>
            <text:p>Identifying and monitoring recurring requirements for all computer/laptop users and formulating and implementing desired solutions for them accordingly.</text:p>
            <text:p>Overseeing all technical support and troubleshooting activities related to Network printers, LaserJet printers, photocopy machines, scanners, CCTV cameras, Access Control Devices, Multimedia Projectors, etc.</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At least 5 year(s)</text:p>
            <text:p>                                                                    </text:p>
          </table:table-cell>
          <table:table-cell office:value-type="string" calcext:value-type="string">
            <text:p/>
            <text:p>Â Both males and females are allowed to apply</text:p>
            <text:p>                                                                    </text:p>
          </table:table-cell>
          <table:table-cell office:value-type="string" calcext:value-type="string">
            <text:p/>
            <text:p>Â Age at least 28 years</text:p>
            <text:p>                                                                    </text:p>
          </table:table-cell>
          <table:table-cell office:value-type="string" calcext:value-type="string">
            <text:p/>
            <text:p>Â Dhaka</text:p>
            <text:p>                                                                    </text:p>
          </table:table-cell>
          <table:table-cell office:value-type="string" calcext:value-type="string">
            <text:p/>
            <text:p>Diploma in CSE/EEE or same </text:p>
            <text:p>Education qualification can be relaxed on experience one</text:p>
            <text:p/>
          </table:table-cell>
          <table:table-cell office:value-type="string" calcext:value-type="string">
            <text:p/>
            <text:p>Age at least 28 years </text:p>
            <text:p>Both males and females are allowed to apply</text:p>
            <text:p>Must have Computer Hardware repairing knowledge, UPS and Electric work experience</text:p>
            <text:p>Must have can do attitude</text:p>
            <text:p/>
          </table:table-cell>
          <table:table-cell office:value-type="string" calcext:value-type="string">
            <text:p/>
            <text:p>Â Negotiable</text:p>
            <text:p>                                                                    </text:p>
          </table:table-cell>
          <table:table-cell office:value-type="string" calcext:value-type="string">
            <text:p/>
            <text:p>Performance bonus, Provident fund, Weekly 2 holidays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9">
          <table:table-cell office:value-type="string" calcext:value-type="string">
            <text:p>Software Engineer</text:p>
          </table:table-cell>
          <table:table-cell office:value-type="string" calcext:value-type="string">
            <text:p>Next IT LTD </text:p>
          </table:table-cell>
          <table:table-cell office:value-type="string" calcext:value-type="string">
            <text:p/>
            <text:p>                                                                Not specific</text:p>
            <text:p>                                                                </text:p>
          </table:table-cell>
          <table:table-cell office:value-type="string" calcext:value-type="string">
            <text:p/>
            <text:p>Develop web applications with AngularJS,Angular, Web API [C#], MSSQL/ORACLE/ MySQL.</text:p>
            <text:p>Must have at least 2 years professional experience in Web Application using java script/Asp.Net MVC/AngularJS/Angular [nice to have]</text:p>
            <text:p>Excellent analytical, problem solving and decision making skills.</text:p>
            <text:p>Know standard coding convention.</text:p>
            <text:p>Must have strong knowledge in object oriented programming</text:p>
            <text:p>General understanding of HTML5, CSS3</text:p>
            <text:p>Good understanding of design Standards,design pattern and coding guidelines.</text:p>
            <text:p>Adheres to strict delivery schedules</text:p>
            <text:p>Good knowledge in writing SQL queries</text:p>
            <text:p>Hands-on experience with Microsoft rdlc/ Crystal Reports.</text:p>
            <text:p/>
          </table:table-cell>
          <table:table-cell office:value-type="string" calcext:value-type="string">
            <text:p/>
            <text:p>                                                            We are seeking some talented and highly motivated software engineers to join our elite engineering team.We invite you to discover for yourself why a career with Next IT is the opportunity you have been looking for.</text:p>
            <text:p>                                                        </text:p>
          </table:table-cell>
          <table:table-cell office:value-type="string" calcext:value-type="string">
            <text:p/>
            <text:p>                                                                Full-time</text:p>
            <text:p>                                                            </text:p>
          </table:table-cell>
          <table:table-cell office:value-type="string" calcext:value-type="string">
            <text:p/>
            <text:p>Â 3 to 7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of Science (BSc) in Computer Science</text:p>
            <text:p>Skills Required: Angular, AngularJS, MS SQL Server </text:p>
            <text:p/>
          </table:table-cell>
          <table:table-cell office:value-type="string" calcext:value-type="string">
            <text:p/>
            <text:p>Both males and females are allowed to apply</text:p>
            <text:p>Strong portfolio to be presented and defended during interview.</text:p>
            <text:p>Team spirit; strong communication skills to collaborate with various stakeholders</text:p>
            <text:p>Good time-management skills</text:p>
            <text:p>Hard working</text:p>
            <text:p>Good Attitude</text:p>
            <text:p>Physically fit</text:p>
            <text:p/>
          </table:table-cell>
          <table:table-cell office:value-type="string" calcext:value-type="string">
            <text:p/>
            <text:p>Â Negotiable</text:p>
            <text:p>                                                                    </text:p>
          </table:table-cell>
          <table:table-cell office:value-type="string" calcext:value-type="string">
            <text:p/>
            <text:p>Performance bonus, Weekly 2 holidaysLunch Facilities: Partially SubsidizeSalary Review: YearlyFestival Bonus: 2</text:p>
            <text:p/>
          </table:table-cell>
          <table:table-cell office:value-type="string" calcext:value-type="string">
            <text:p/>
            <text:p>Â Oct 24, 2019</text:p>
            <text:p>                                                                        </text:p>
          </table:table-cell>
          <table:table-cell office:value-type="string" calcext:value-type="string">
            <text:p/>
            <text:p>Â Nov 21, 2019</text:p>
            <text:p>                                                                        </text:p>
          </table:table-cell>
          <table:table-cell table:number-columns-repeated="1008"/>
        </table:table-row>
        <table:table-row table:style-name="ro10">
          <table:table-cell office:value-type="string" calcext:value-type="string">
            <text:p>Senior IT Manager</text:p>
          </table:table-cell>
          <table:table-cell office:value-type="string" calcext:value-type="string">
            <text:p>BRAC Saajan Exchange Limited (BSEL) </text:p>
          </table:table-cell>
          <table:table-cell office:value-type="string" calcext:value-type="string">
            <text:p/>
            <text:p>                                                                1</text:p>
            <text:p>                                                                </text:p>
          </table:table-cell>
          <table:table-cell office:value-type="string" calcext:value-type="string">
            <text:p/>
            <text:p>Lead an IT team to develop and maintain remittance applications.</text:p>
            <text:p>Ensure information security of the IT applications, connectivity and infrastructure</text:p>
            <text:p>Hands on knowledge on database, system administration and complex SQL procedures/queries/user defined functions/views/stored procedures.</text:p>
            <text:p>Develop and maintain strong working relationships with internal and external stakeholders at all levels to understand their business requirements and work to deliver/promote technical solutions as appropriate.</text:p>
            <text:p>Develop and drive a high-level application development &amp; management strategy that ensures high quality support at a fast pace, as well as take a hands-on approach to implementing that strategy.</text:p>
            <text:p>Develop and maintain system documentation and procedures that includes: Application Support Procedures, System and Technical Configuration Documentation and User Training for system</text:p>
            <text:p>Ensure smooth Operation and support - Service Request, Technical support, incident and problem management.</text:p>
            <text:p>Interaction with Exchange house, Remittance house for integration and issue resolution.</text:p>
            <text:p>Implement new features and maintenance a remittance software</text:p>
            <text:p>API Integration with many local and foreign banking system</text:p>
            <text:p>Requirement analysis, project management, project delivery</text:p>
            <text:p>Liaise with local and foreign business partners and vendors.</text:p>
            <text:p>Act as a central reference and information source, providing guidance and assistance in the remittance project decision making process.</text:p>
            <text:p>Review Business Requirements, Functional Specifications and Test Cases to understand the functional and technical requirements.</text:p>
            <text:p>Analyze software for technical and function Problem and bug fix</text:p>
            <text:p>Responsible for software support, defect analysis and fixation, implementation, training to user, support on live projects.</text:p>
            <text:p/>
          </table:table-cell>
          <table:table-cell office:value-type="string" calcext:value-type="string">
            <text:p/>
            <text:p>                                                            To support the continuous business growth of BRAC Saajan Exchange Ltd (BSEL), We are looking for creative, agile, curious, and independent thinkers who can work within many different stacks.</text:p>
            <text:p>                                                        </text:p>
          </table:table-cell>
          <table:table-cell office:value-type="string" calcext:value-type="string">
            <text:p/>
            <text:p>                                                                Full-time</text:p>
            <text:p>                                                            </text:p>
          </table:table-cell>
          <table:table-cell office:value-type="string" calcext:value-type="string">
            <text:p/>
            <text:p>Â 12 to 1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 (Gulshan)</text:p>
            <text:p>                                                                    </text:p>
          </table:table-cell>
          <table:table-cell office:value-type="string" calcext:value-type="string">
            <text:p/>
            <text:p>Bachelor of Science (BSc) in CSE, CS, SWE etc., Master of Science (MSc) in CSE, CS, SWE, MIS etc</text:p>
            <text:p>Skills Required: Able to work under pressure, API Integration, ASP.NET, Decision making, Problem solving capacity, SQL Server, Windows Server</text:p>
            <text:p/>
          </table:table-cell>
          <table:table-cell office:value-type="string" calcext:value-type="string">
            <text:p/>
            <text:p>Both males and females are allowed to apply</text:p>
            <text:p>Experience in Financial industry handling remittance system is most preferable.</text:p>
            <text:p>Strong leadership and team management capability</text:p>
            <text:p>Sound hands-on experience in .Net domain with SQL server.</text:p>
            <text:p>Development experience in financial domain (Remittance, Payment, Collection, Settlement) is preferable.</text:p>
            <text:p>Effective Documentation skills, document clear understanding of the tasks/job at hand</text:p>
            <text:p>Solid hands on experience in developed and maintain application.</text:p>
            <text:p>Experience with tools like TFS, JIRA, GIT, SVN.</text:p>
            <text:p>Sound knowledge in software development life-cycle and methodology.</text:p>
            <text:p>Able to work under pressure, problem solving &amp; team playing attitude.</text:p>
            <text:p>Honest and carries high personal integrity.</text:p>
            <text:p/>
          </table:table-cell>
          <table:table-cell office:value-type="string" calcext:value-type="string">
            <text:p/>
            <text:p>Â Negotiable</text:p>
            <text:p>                                                                    </text:p>
          </table:table-cell>
          <table:table-cell office:value-type="string" calcext:value-type="string">
            <text:p/>
            <text:p>Weekly 2 holidaysSalary Review: YearlyFestival Bonus: 2Drop service</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11">
          <table:table-cell office:value-type="string" calcext:value-type="string">
            <text:p>Sales Executive</text:p>
          </table:table-cell>
          <table:table-cell office:value-type="string" calcext:value-type="string">
            <text:p>Icon Infotech Limited </text:p>
          </table:table-cell>
          <table:table-cell office:value-type="string" calcext:value-type="string">
            <text:p/>
            <text:p>                                                                04</text:p>
            <text:p>                                                                </text:p>
          </table:table-cell>
          <table:table-cell office:value-type="string" calcext:value-type="string">
            <text:p/>
            <text:p>Ensure internet/data sales achievement as per given target.</text:p>
            <text:p>Smooth communication with clients, parties, customers to maintain good relationship.</text:p>
            <text:p>Develop and Maintain communication with potential clients and increase business volume with them</text:p>
            <text:p>Market visit, client hunt, creating market opportunity and good reputation.</text:p>
            <text:p>Performs other duties and responsibilities accordingly as assigned.</text:p>
            <text:p>ISP related Field experience would be preferred </text:p>
            <text:p>Tender Related Experience would be considered as an added quality.</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degree in any discipline</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 Tour allowance, Over time allowance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12">
          <table:table-cell office:value-type="string" calcext:value-type="string">
            <text:p>Customer Support Engineer</text:p>
          </table:table-cell>
          <table:table-cell office:value-type="string" calcext:value-type="string">
            <text:p>Icon Infotech Limited </text:p>
          </table:table-cell>
          <table:table-cell office:value-type="string" calcext:value-type="string">
            <text:p/>
            <text:p>                                                                03</text:p>
            <text:p>                                                                </text:p>
          </table:table-cell>
          <table:table-cell office:value-type="string" calcext:value-type="string">
            <text:p/>
            <text:p>ISP related Field experience would be preferred. </text:p>
            <text:p>Provide help-desk and on-site technical support.</text:p>
            <text:p>Configure &amp; Maintain DNS, Proxy, DHCP, Web, FTP Server and Mail Servers using Linux. Configure Firewall.</text:p>
            <text:p>Able to configure and maintain CISCO, MikroTik router, Layer2 and Layer3 Device.</text:p>
            <text:p>Have sound knowledge and experience of complete operations in the following areas: </text:p>
            <text:p>Configuration and troubleshooting corporate network, Cisco and MikroTik Routers and Switch configuration with VLAN, OSPF, BGP, VPN, VTP, NAT, Load Balancing Configuration and tunneling technologies (IPSec, GRE, EoIP, PPTP, L2TP), WLAN solutions.</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2 year(s)</text:p>
            <text:p>                                                                    </text:p>
          </table:table-cell>
          <table:table-cell office:value-type="string" calcext:value-type="string">
            <text:p/>
            <text:p>Â Both males and females are allowed to apply</text:p>
            <text:p>                                                                    </text:p>
          </table:table-cell>
          <table:table-cell/>
          <table:table-cell office:value-type="string" calcext:value-type="string">
            <text:p/>
            <text:p>Â Anywhere in Bangladesh</text:p>
            <text:p>                                                                    </text:p>
          </table:table-cell>
          <table:table-cell office:value-type="string" calcext:value-type="string">
            <text:p/>
            <text:p>Bachelor of Computer Application (BCA), Diploma in Computer</text:p>
            <text:p/>
          </table:table-cell>
          <table:table-cell office:value-type="string" calcext:value-type="string">
            <text:p/>
            <text:p>Both males and females are allowed to apply</text:p>
            <text:p/>
          </table:table-cell>
          <table:table-cell office:value-type="string" calcext:value-type="string">
            <text:p/>
            <text:p>Â Negotiable</text:p>
            <text:p>                                                                    </text:p>
          </table:table-cell>
          <table:table-cell office:value-type="string" calcext:value-type="string">
            <text:p/>
            <text:p>T/A, Mobile bill, Tour allowance, Over time allowance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13">
          <table:table-cell office:value-type="string" calcext:value-type="string">
            <text:p>UX/UI Designer</text:p>
          </table:table-cell>
          <table:table-cell office:value-type="string" calcext:value-type="string">
            <text:p>SureCash </text:p>
          </table:table-cell>
          <table:table-cell office:value-type="string" calcext:value-type="string">
            <text:p/>
            <text:p>                                                                1</text:p>
            <text:p>                                                                </text:p>
          </table:table-cell>
          <table:table-cell office:value-type="string" calcext:value-type="string">
            <text:p/>
            <text:p>Portfolio of your experience in UI/UX-focused works for pixel-perfect web and mobile applications.</text:p>
            <text:p>Create wireframes, prototypes, and high- fidelity designs for mobile and web interfaces.</text:p>
            <text:p>Responsive design.</text:p>
            <text:p>Proficiency with design tools &amp; technologies (Sketch, Figma, inVision, Framer, Zeplin, Indesign, Illustrator, Adobe Photoshop, After Effects, etc.).</text:p>
            <text:p>Experience working with applications for creating block diagram models of pages and prototyping (Balsamiq, Axure).</text:p>
            <text:p>Strong experience with creating user stories, user personas, user research and storyboarding;</text:p>
            <text:p>The ability and willingness to work both independently and collaboratively</text:p>
            <text:p>Create wireframes, prototypes, and high- fidelity designs for web and mobile interfaces.</text:p>
            <text:p>Work collaboratively with product managers and developers in an iterative design process to define user issues and solutions.</text:p>
            <text:p>Develop high level and detailed user stories, mockups, and prototypes to effectively communicate design ideas;</text:p>
            <text:p>Design, conduct, and document usability testing.</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office:value-type="string" calcext:value-type="string">
            <text:p/>
            <text:p>Â Both males and females are allowed to apply</text:p>
            <text:p>                                                                    </text:p>
          </table:table-cell>
          <table:table-cell/>
          <table:table-cell office:value-type="string" calcext:value-type="string">
            <text:p/>
            <text:p>Â Dhaka</text:p>
            <text:p>                                                                    </text:p>
          </table:table-cell>
          <table:table-cell office:value-type="string" calcext:value-type="string">
            <text:p/>
            <text:p>Bachelor degree in any discipline</text:p>
            <text:p/>
          </table:table-cell>
          <table:table-cell office:value-type="string" calcext:value-type="string">
            <text:p/>
            <text:p>Both males and females are allowed to apply</text:p>
            <text:p>Usability testing experience/knowledge;</text:p>
            <text:p>Basic front-end coding (HTML/CSS)</text:p>
            <text:p>Previous experience in payments/fin tech</text:p>
            <text:p/>
          </table:table-cell>
          <table:table-cell office:value-type="string" calcext:value-type="string">
            <text:p/>
            <text:p>Â Negotiable</text:p>
            <text:p>                                                                    </text:p>
          </table:table-cell>
          <table:table-cell office:value-type="string" calcext:value-type="string">
            <text:p/>
            <text:p>Mobile bill, Weekly 2 holidaysLunch Facilities: Full SubsidizeSalary Review: YearlyFestival Bonus: 2As per company policy &amp; procedures</text:p>
            <text:p/>
          </table:table-cell>
          <table:table-cell office:value-type="string" calcext:value-type="string">
            <text:p/>
            <text:p>Â Oct 23, 2019</text:p>
            <text:p>                                                                        </text:p>
          </table:table-cell>
          <table:table-cell office:value-type="string" calcext:value-type="string">
            <text:p/>
            <text:p>Â Nov 10, 2019</text:p>
            <text:p>                                                                        </text:p>
          </table:table-cell>
          <table:table-cell table:number-columns-repeated="1008"/>
        </table:table-row>
        <table:table-row table:style-name="ro14">
          <table:table-cell office:value-type="string" calcext:value-type="string">
            <text:p>IT Support</text:p>
          </table:table-cell>
          <table:table-cell office:value-type="string" calcext:value-type="string">
            <text:p>The Westin Dhaka </text:p>
          </table:table-cell>
          <table:table-cell office:value-type="string" calcext:value-type="string">
            <text:p/>
            <text:p>                                                                3</text:p>
            <text:p>                                                                </text:p>
          </table:table-cell>
          <table:table-cell office:value-type="string" calcext:value-type="string">
            <text:p/>
            <text:p>Address guests' service needs. Exchange information with other employees using electronic devices.</text:p>
            <text:p>Develop and maintain positive working relationships with others.</text:p>
            <text:p>Communicate with other IS personnel to troubleshoot and resolve technical problems or issues related to computer software and systems, internet access, hardware and peripheral equipment.</text:p>
            <text:p>Refer major problems or defective products to vendors/technicians.</text:p>
            <text:p>Respond to program error messages by finding and correcting problems or terminating the program.</text:p>
            <text:p>Enter commands and activate controls on computer and peripheral equipment.</text:p>
            <text:p>Inspect, test, and diagnose computer equipment and systems.</text:p>
            <text:p>Maintain inventory of all technology devices.</text:p>
            <text:p>Maintain computer networks, support server system(s), and supporting software.</text:p>
            <text:p>Provide network communications support.</text:p>
            <text:p>Maintain and upgrade hardware, software and website technical architecture related to hardware and telecommunication connectivity.</text:p>
            <text:p>Perform system backups. Provide end-user support.</text:p>
            <text:p>Manage user accounts, including set up, removal, and resetting passwords in order to ensure confidentiality and proper use.</text:p>
            <text:p>Modify workstations, including set up of cables, desktop computers, laptops, docking stations, and printers.</text:p>
            <text:p>Secure all backup tapes and computer/telephone rooms.</text:p>
            <text:p>Perform other reasonable job duties as requested by Supervisors.</text:p>
            <text:p>Supports the implementation of all components of Marriot's property based technology activity for the hotel.</text:p>
            <text:p>Provides the appropriate communications tools to evaluate the effectiveness of implemented Information Technology and associated support services.</text:p>
            <text:p>Become a problem-solving and escalation point for hotel Managers in regards to technology and business issues.</text:p>
            <text:p>Ensure documentation is kept and updated for all in-hotel configurations, LANs and support services.</text:p>
            <text:p>Promotes expectations and requirements to hotel Information Technology users on effective technology usages based on Marriot s published Standards.</text:p>
            <text:p>Manage all hardware and environment installations to Marriot standards including cabling, power and environment.</text:p>
            <text:p>Assist with the introduction of new technology into operations.</text:p>
            <text:p>Work with vendors to resolve support issue and maintain optimum service level.</text:p>
            <text:p/>
          </table:table-cell>
          <table:table-cell office:value-type="string" calcext:value-type="string">
            <text:p><text:s/></text:p>
          </table:table-cell>
          <table:table-cell office:value-type="string" calcext:value-type="string">
            <text:p/>
            <text:p>                                                                Full-time</text:p>
            <text:p>                                                            </text:p>
          </table:table-cell>
          <table:table-cell office:value-type="string" calcext:value-type="string">
            <text:p/>
            <text:p>Â 1 to 3 year(s)</text:p>
            <text:p>                                                                    </text:p>
          </table:table-cell>
          <table:table-cell/>
          <table:table-cell office:value-type="string" calcext:value-type="string">
            <text:p/>
            <text:p>Â Age at least 25 years</text:p>
            <text:p>                                                                    </text:p>
          </table:table-cell>
          <table:table-cell office:value-type="string" calcext:value-type="string">
            <text:p/>
            <text:p>Â Dhaka</text:p>
            <text:p>                                                                    </text:p>
          </table:table-cell>
          <table:table-cell office:value-type="string" calcext:value-type="string">
            <text:p/>
            <text:p>Bachelor of Science (BSc) in Information Technology</text:p>
            <text:p/>
          </table:table-cell>
          <table:table-cell office:value-type="string" calcext:value-type="string">
            <text:p/>
            <text:p>Age at least 25 years </text:p>
            <text:p/>
          </table:table-cell>
          <table:table-cell office:value-type="string" calcext:value-type="string">
            <text:p/>
            <text:p>Â Negotiable</text:p>
            <text:p>                                                                    </text:p>
          </table:table-cell>
          <table:table-cell office:value-type="string" calcext:value-type="string">
            <text:p/>
            <text:p>Medical allowance, Insurance, GratuityLunch Facilities: Full Subsidize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7">
          <table:table-cell office:value-type="string" calcext:value-type="string">
            <text:p>Digital Marketing Expert</text:p>
          </table:table-cell>
          <table:table-cell office:value-type="string" calcext:value-type="string">
            <text:p>CD Vision </text:p>
          </table:table-cell>
          <table:table-cell office:value-type="string" calcext:value-type="string">
            <text:p/>
            <text:p>                                                                03</text:p>
            <text:p>                                                                </text:p>
          </table:table-cell>
          <table:table-cell office:value-type="string" calcext:value-type="string">
            <text:p/>
            <text:p>Execute all digital marketing, including Facebook Boosting, SEM/PPC, Social Media and Web Advert such as Google Add, E-mail Marketing , good Graphics Design Knowledge, Photoshop &amp; Illustrator, create necessary marketing database </text:p>
            <text:p>Facebook pixel, Facebook live manage, SMS campaign, YouTube marketing &amp; channel manage. </text:p>
            <text:p>Develop Social Media Marketing Strategies. </text:p>
            <text:p>Creation, development, and editing of original content for activities related to online marketing. </text:p>
            <text:p>Ability to create cover photo, banner design, photo manipulation, motion graphic, animation, video editing, sound editing for video clip, info-graphic design etc. </text:p>
            <text:p>Maintain current online contents and promotional materials. Update and restructure contents as required. </text:p>
            <text:p>Develop material for web pages. </text:p>
            <text:p>Tracking and reporting on online performance. Daily, weekly and Monthly reporting on online performance, acting upon findings and implementing change. </text:p>
            <text:p>Measure and report performance of all digital marketing campaigns, and assess against goals (ROI and KPIs). </text:p>
            <text:p>Undertake administrative duties as required to ensure that the online advertising and marketing operation runs smoothly and efficiently. </text:p>
            <text:p>Implementing company's social media accounts focusing on information that are relevant to our client's business objectives (e.g. LinkedIn, Twitter, Facebook, Google+, YouTube, Pinterest, Flickr etc.) </text:p>
            <text:p>Understand customer needs and reports Supervisor to address them. </text:p>
            <text:p>Other Marketing related tasks assigned by the management </text:p>
            <text:p>Those who are not capable of this sector please do not apply !</text:p>
            <text:p/>
          </table:table-cell>
          <table:table-cell office:value-type="string" calcext:value-type="string">
            <text:p/>
            <text:p>We are looking for an experienced in IT knowledge especially digital platforms for email marketing, social media, search engine optimization (SEO) and digital customer service management. </text:p>
            <text:p>If you have no experience, please don`t apply. </text:p>
            <text:p>Office Hour: 10:00 am to 7.00pm</text:p>
            <text:p/>
          </table:table-cell>
          <table:table-cell office:value-type="string" calcext:value-type="string">
            <text:p/>
            <text:p>                                                                Full-time</text:p>
            <text:p>                                                            </text:p>
          </table:table-cell>
          <table:table-cell office:value-type="string" calcext:value-type="string">
            <text:p/>
            <text:p>Â 2 to 3 year(s)</text:p>
            <text:p>                                                                    </text:p>
          </table:table-cell>
          <table:table-cell/>
          <table:table-cell office:value-type="string" calcext:value-type="string">
            <text:p/>
            <text:p>Â Age 22 to 32 years</text:p>
            <text:p>                                                                    </text:p>
          </table:table-cell>
          <table:table-cell office:value-type="string" calcext:value-type="string">
            <text:p/>
            <text:p>Â Dhaka</text:p>
            <text:p>                                                                    </text:p>
          </table:table-cell>
          <table:table-cell office:value-type="string" calcext:value-type="string">
            <text:p/>
            <text:p>Diploma in Computer Science/ Graduate in any subject. </text:p>
            <text:p/>
          </table:table-cell>
          <table:table-cell office:value-type="string" calcext:value-type="string">
            <text:p/>
            <text:p>Age 22 to 32 years </text:p>
            <text:p>Skills Required: Adobe Photoshop/ Illustrator, Social Media Management ,(Blog, tweeter, YouTube, Google adwords</text:p>
            <text:p>The applicants should have experience in the following area(s): SEO and Digital Marketer</text:p>
            <text:p>Punctual, well mannered, Dedicated to work.</text:p>
            <text:p/>
          </table:table-cell>
          <table:table-cell office:value-type="string" calcext:value-type="string">
            <text:p/>
            <text:p>Â Negotiable</text:p>
            <text:p>                                                                    </text:p>
          </table:table-cell>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15">
          <table:table-cell office:value-type="string" calcext:value-type="string">
            <text:p>Senior iOS Developer</text:p>
          </table:table-cell>
          <table:table-cell office:value-type="string" calcext:value-type="string">
            <text:p>Appnap Technologies Ltd. </text:p>
          </table:table-cell>
          <table:table-cell office:value-type="string" calcext:value-type="string">
            <text:p/>
            <text:p>                                                                Not specific</text:p>
            <text:p>                                                                </text:p>
          </table:table-cell>
          <table:table-cell office:value-type="string" calcext:value-type="string">
            <text:p/>
            <text:p>Plan, design and implement applications for iOS.</text:p>
            <text:p>Monitor the performance, quality, and responsiveness of company's applications.</text:p>
            <text:p>Work with the rest of the team to define, design, and develop new features.</text:p>
            <text:p>Identify process bottlenecks.</text:p>
            <text:p>Find and fix bugs in a timely manner.</text:p>
            <text:p>Suggest improvement for the current processes.</text:p>
            <text:p/>
          </table:table-cell>
          <table:table-cell office:value-type="string" calcext:value-type="string">
            <text:p/>
            <text:p>                                                            Appnap Technologies Ltd. is a software company. We don`t work for clients, but only develop our own apps, mostly for Apple users. Our audience is wildly international. We`re a global reality. You`ll be working on products used by hundreds of thousands of people all around the world. The quality of your work will make a decisive difference both to the users and to Appnap. You`ll get the chance to learn (and teach too!) some of the brightest and most skilled people you`ll ever meet. Your talent is going to blossom here.</text:p>
            <text:p>                                                        </text:p>
          </table:table-cell>
          <table:table-cell office:value-type="string" calcext:value-type="string">
            <text:p/>
            <text:p>                                                                Full-time</text:p>
            <text:p>                                                            </text:p>
          </table:table-cell>
          <table:table-cell office:value-type="string" calcext:value-type="string">
            <text:p/>
            <text:p>Â 4 to 8 year(s)</text:p>
            <text:p>                                                                    </text:p>
          </table:table-cell>
          <table:table-cell/>
          <table:table-cell office:value-type="string" calcext:value-type="string">
            <text:p/>
            <text:p>Â Age 22 to 40 years</text:p>
            <text:p>                                                                    </text:p>
          </table:table-cell>
          <table:table-cell office:value-type="string" calcext:value-type="string">
            <text:p/>
            <text:p>Â Dhaka</text:p>
            <text:p>                                                                    </text:p>
          </table:table-cell>
          <table:table-cell office:value-type="string" calcext:value-type="string">
            <text:p/>
            <text:p>Diploma in Computer in CSE, Bachelor of Science (BSc) in Computer Science &amp; Engineering, Master of Science (MSc) in Computer Science &amp; EngineeringCandidates with foreign degrees are also encouraged to apply.</text:p>
            <text:p>North South University students will also get preference</text:p>
            <text:p>Any other reputed public or private university approved by UGC of Bangladesh</text:p>
            <text:p>Bangladesh University of Engineering and Technology,Chittagong University of Engineering and Technology,Rajshahi University of Engineering and Technology,Ahsanullah University of Science and Technology,BRAC University students will get preference</text:p>
            <text:p>Skills Required: AudioToolbox, AVFoundation, Cocoapods, Core Graphics framework, Git Version Control System, Swift</text:p>
            <text:p/>
          </table:table-cell>
          <table:table-cell office:value-type="string" calcext:value-type="string">
            <text:p/>
            <text:p>Age 22 to 40 years </text:p>
            <text:p>Proficiency in Swift.</text:p>
            <text:p>Professional experience of minimum 4 years developing iOS applications.</text:p>
            <text:p>Strong knowledge in native iOS mobile software development.</text:p>
            <text:p>Experience of AVFoundation, AudioToolbox, the Core Graphics framework.</text:p>
            <text:p>Mobile app-oriented design patterns (MVVM, Reactive).</text:p>
            <text:p>Experience with continuous integration techniques and tools (Fastlane, Bamboo).</text:p>
            <text:p>Experience in automated testing practices and tools (XCTest, Snapshot tests).</text:p>
            <text:p>Experience in building modular code and third-party dependency management (Cocoapods)</text:p>
            <text:p>Knowledge of performance limits and characteristics.</text:p>
            <text:p>Knowledge of RESTful APIs to connect to back-end services.</text:p>
            <text:p>Understanding of UI design and a user-oriented focus.</text:p>
            <text:p>Suggest improvement for the current processes.</text:p>
            <text:p>Experience with CocoaPods.</text:p>
            <text:p>Proficient understanding of code versioning tools such as Git.</text:p>
            <text:p/>
          </table:table-cell>
          <table:table-cell office:value-type="string" calcext:value-type="string">
            <text:p/>
            <text:p>Â Tk. 70000 - 100000 (Monthly)</text:p>
            <text:p>                                                                    </text:p>
          </table:table-cell>
          <table:table-cell office:value-type="string" calcext:value-type="string">
            <text:p/>
            <text:p>Performance bonus, Weekly 2 holidaysLunch Facilities: Full SubsidizeSalary Review: YearlyFestival Bonus: 2World-class working environment.</text:p>
            <text:p>Snacks offered by office.</text:p>
            <text:p>Recreation facility (Home theatre and Play Station 4 Pro).</text:p>
            <text:p>Yearly official tour.</text:p>
            <text:p>Casual leave, Sick Leave, Annual Leave and public holidays as gazette by the government and organization's decision.</text:p>
            <text:p/>
          </table:table-cell>
          <table:table-cell office:value-type="string" calcext:value-type="string">
            <text:p/>
            <text:p>Â Oct 22, 2019</text:p>
            <text:p>                                                                        </text:p>
          </table:table-cell>
          <table:table-cell office:value-type="string" calcext:value-type="string">
            <text:p/>
            <text:p>Â Nov 21, 2019</text:p>
            <text:p>                                                                        </text:p>
          </table:table-cell>
          <table:table-cell table:number-columns-repeated="1008"/>
        </table:table-row>
        <table:table-row table:style-name="ro11">
          <table:table-cell office:value-type="string" calcext:value-type="string">
            <text:p>Jr. Software Engineer (ACM Programmer)</text:p>
          </table:table-cell>
          <table:table-cell office:value-type="string" calcext:value-type="string">
            <text:p>Kite Games Studio Ltd. </text:p>
          </table:table-cell>
          <table:table-cell office:value-type="string" calcext:value-type="string">
            <text:p/>
            <text:p>                                                                04</text:p>
            <text:p>                                                                </text:p>
          </table:table-cell>
          <table:table-cell office:value-type="string" calcext:value-type="string">
            <text:p/>
            <text:p>Must be efficient at competitive programming. Good score on HackerRank, Codeforces, Codechef, Light OJ and UVA Online Judge or any other problem solving sites will be considered as a plus.</text:p>
            <text:p>Must have strong knowledge of any major programming language, like C/C++, Objective-C or Java.</text:p>
            <text:p>Understand properly development processes or development stages</text:p>
            <text:p>Understand properly SDLC and coordinate with other members of the team.</text:p>
            <text:p>Analyse the requirements and understand the deliverables</text:p>
            <text:p>Code according to software design specifications following standard coding styles and practices.</text:p>
            <text:p>Seek out new technologies and ideas to add value to project</text:p>
            <text:p>Participate in testing process through unit testing and bug fixes.</text:p>
            <text:p>Participate in daily scrum meetings</text:p>
            <text:p>Participate in sprint planning</text:p>
            <text:p>Work closely with the Architecture Team to ensure architectural integrity and product quality.</text:p>
            <text:p>Work closely with the QA team, Product Management team, and the Research and </text:p>
            <text:p>Development manager to ensure quality and punctual software development</text:p>
            <text:p>Meet deadlines and achieve intended results.</text:p>
            <text:p/>
          </table:table-cell>
          <table:table-cell office:value-type="string" calcext:value-type="string">
            <text:p/>
            <text:p>We are the leading mobile application development firm in Bangladesh. </text:p>
            <text:p>One of our apps reached top 40 Apps in iOS Appstore!</text:p>
            <text:p/>
          </table:table-cell>
          <table:table-cell office:value-type="string" calcext:value-type="string">
            <text:p/>
            <text:p>                                                                Full-time</text:p>
            <text:p>                                                            </text:p>
          </table:table-cell>
          <table:table-cell office:value-type="string" calcext:value-type="string">
            <text:p/>
            <text:p>Â At most 2 year(s)</text:p>
            <text:p>                                                                    </text:p>
          </table:table-cell>
          <table:table-cell/>
          <table:table-cell office:value-type="string" calcext:value-type="string">
            <text:p/>
            <text:p>Â Age 20 to 30 years</text:p>
            <text:p>                                                                    </text:p>
          </table:table-cell>
          <table:table-cell office:value-type="string" calcext:value-type="string">
            <text:p/>
            <text:p>Â Dhaka Division</text:p>
            <text:p>                                                                    </text:p>
          </table:table-cell>
          <table:table-cell office:value-type="string" calcext:value-type="string">
            <text:p/>
            <text:p>B.Sc in Computer Science &amp; Engineering from any renowned university.</text:p>
            <text:p/>
          </table:table-cell>
          <table:table-cell office:value-type="string" calcext:value-type="string">
            <text:p/>
            <text:p>Age 20 to 30 years </text:p>
            <text:p>Must have ACM problem solving skill. Those who have solved 1000+ ACM problems will get preference.</text:p>
            <text:p>Good score on HackerRank, Codeforces, Codechef, Light OJ and UVA Online Judge or any other problem solving sites will be considered as a plus.</text:p>
            <text:p>Must have strong knowledge of any major programming language, like C/C++, Objective-C or Java.</text:p>
            <text:p>Clear concept of Object Oriented Programming. </text:p>
            <text:p>Experience with MVC frameworks.</text:p>
            <text:p>Knowledge of algorithms and excellent problem-solving capability.</text:p>
            <text:p/>
          </table:table-cell>
          <table:table-cell office:value-type="string" calcext:value-type="string">
            <text:p/>
            <text:p>Â Negotiable</text:p>
            <text:p>                                                                    </text:p>
          </table:table-cell>
          <table:table-cell office:value-type="string" calcext:value-type="string">
            <text:p/>
            <text:p>Lunch Facilities: Full SubsidizeSalary Review: YearlyFestival Bonus: 2Weekly 5 working days</text:p>
            <text:p>Friendly environment</text:p>
            <text:p>Lunch &amp; snacks offered by office</text:p>
            <text:p>Recreation facility (TABLE TENNIS, PLAY STATIONS, GYM and a REST ROOM)</text:p>
            <text:p>Public Holidays</text:p>
            <text:p>Festival &amp; Performance bonus</text:p>
            <text:p>Yearly Official Tour</text:p>
            <text:p/>
          </table:table-cell>
          <table:table-cell office:value-type="string" calcext:value-type="string">
            <text:p/>
            <text:p>Â Oct 23, 2019</text:p>
            <text:p>                                                                        </text:p>
          </table:table-cell>
          <table:table-cell office:value-type="string" calcext:value-type="string">
            <text:p/>
            <text:p>Â Nov 21, 2019</text:p>
            <text:p>                                                                        </text:p>
          </table:table-cell>
          <table:table-cell table:number-columns-repeated="1008"/>
        </table:table-row>
        <table:table-row table:style-name="ro16">
          <table:table-cell office:value-type="string" calcext:value-type="string">
            <text:p>Executive/ Sr. Executive (.Net Developer)</text:p>
          </table:table-cell>
          <table:table-cell office:value-type="string" calcext:value-type="string">
            <text:p>Snowtex Group </text:p>
          </table:table-cell>
          <table:table-cell office:value-type="string" calcext:value-type="string">
            <text:p/>
            <text:p>                                                                Not specific</text:p>
            <text:p>                                                                </text:p>
          </table:table-cell>
          <table:table-cell office:value-type="string" calcext:value-type="string">
            <text:p/>
            <text:p>Participate in requirements analysis</text:p>
            <text:p>Collaborate with internal teams to produce software design and architecture</text:p>
            <text:p>Write clean, scalable code using .NET programming languages</text:p>
            <text:p>Test and deploy applications and systems</text:p>
            <text:p>Revise, update, refactor and debug code</text:p>
            <text:p>Improve existing software</text:p>
            <text:p>Develop documentation throughout the software development life cycle (SDLC)</text:p>
            <text:p>Serve as an expert on applications and provide technical support</text:p>
            <text:p>Passion for technology and knowledge</text:p>
            <text:p>Strong background in object oriented development techniques.</text:p>
            <text:p/>
          </table:table-cell>
          <table:table-cell office:value-type="string" calcext:value-type="string">
            <text:p/>
            <text:p>                                                            We are looking for a .Net developer to build software using languages and technologies of the .NET framework. You will create applications from scratch, configure existing systems and provide user support. In this role, you should be able to write functional code with a sharp eye for spotting defects. You should be a team player and excellent communicator. If you are also passionate about the .NET framework and software design/architecture, we`d like to meet you.Your goal will be to work with internal teams to design, develop and maintain software.</text:p>
            <text:p>                                                        </text:p>
          </table:table-cell>
          <table:table-cell office:value-type="string" calcext:value-type="string">
            <text:p/>
            <text:p>                                                                Full-time</text:p>
            <text:p>                                                            </text:p>
          </table:table-cell>
          <table:table-cell office:value-type="string" calcext:value-type="string">
            <text:p/>
            <text:p>Â 2 to 3 year(s)</text:p>
            <text:p>                                                                    </text:p>
          </table:table-cell>
          <table:table-cell table:number-columns-repeated="2"/>
          <table:table-cell office:value-type="string" calcext:value-type="string">
            <text:p/>
            <text:p>Â Dhaka</text:p>
            <text:p>                                                                    </text:p>
          </table:table-cell>
          <table:table-cell office:value-type="string" calcext:value-type="string">
            <text:p/>
            <text:p>Bachelor of Science (BSc) in Computer Science  Engineering</text:p>
            <text:p/>
          </table:table-cell>
          <table:table-cell office:value-type="string" calcext:value-type="string">
            <text:p/>
            <text:p>Proven experience as a .NET Developer or Application Developer</text:p>
            <text:p>Familiarity with the C#, ASP.NET framework, Oracle Server and design/architectural patterns (e.g. Model-View-Controller (MVC)), Crystal Reports</text:p>
            <text:p>Familiarity with architecture styles/APIs (REST, RPC)</text:p>
            <text:p>Understanding of Agile methodologies</text:p>
            <text:p>Experience in Android and iOS applications is a plus point</text:p>
            <text:p>Excellent troubleshooting and communication skills</text:p>
            <text:p>Willing to work under pressure.</text:p>
            <text:p/>
          </table:table-cell>
          <table:table-cell office:value-type="string" calcext:value-type="string">
            <text:p/>
            <text:p>Â Negotiable</text:p>
            <text:p>                                                                    </text:p>
          </table:table-cell>
          <table:table-cell office:value-type="string" calcext:value-type="string">
            <text:p/>
            <text:p>Performance bonus, Provident fundLunch Facilities: Partially SubsidizeSalary Review: YearlyFestival Bonus: 2</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14">
          <table:table-cell office:value-type="string" calcext:value-type="string">
            <text:p>Database Administrator</text:p>
          </table:table-cell>
          <table:table-cell office:value-type="string" calcext:value-type="string">
            <text:p>Integrated Business Systems &amp; Solutions Ltd. </text:p>
          </table:table-cell>
          <table:table-cell office:value-type="string" calcext:value-type="string">
            <text:p/>
            <text:p>                                                                Not specific</text:p>
            <text:p>                                                                </text:p>
          </table:table-cell>
          <table:table-cell office:value-type="string" calcext:value-type="string">
            <text:p/>
            <text:p>Building and maintaining a complex database in Oracle and MySQL</text:p>
            <text:p>Install and Upgrade Oracle and Corresponding Application Tools</text:p>
            <text:p>Alter Database Structures as Needed</text:p>
            <text:p>Debug Malfunctioning Programs</text:p>
            <text:p>Create Database Backups and restoration</text:p>
            <text:p/>
          </table:table-cell>
          <table:table-cell office:value-type="string" calcext:value-type="string">
            <text:p/>
            <text:p>Looking for "Database Administrator"</text:p>
            <text:p>(Must have a deep knowledge of Oracle and MySQL administration)</text:p>
            <text:p/>
          </table:table-cell>
          <table:table-cell office:value-type="string" calcext:value-type="string">
            <text:p/>
            <text:p>                                                                Full-time</text:p>
            <text:p>                                                            </text:p>
          </table:table-cell>
          <table:table-cell office:value-type="string" calcext:value-type="string">
            <text:p/>
            <text:p>Â At least 2 year(s)</text:p>
            <text:p>                                                                    </text:p>
          </table:table-cell>
          <table:table-cell table:number-columns-repeated="2"/>
          <table:table-cell office:value-type="string" calcext:value-type="string">
            <text:p/>
            <text:p>Â Dhaka</text:p>
            <text:p>                                                                    </text:p>
          </table:table-cell>
          <table:table-cell office:value-type="string" calcext:value-type="string">
            <text:p/>
            <text:p>Minimum B.Sc in computer Science.</text:p>
            <text:p/>
          </table:table-cell>
          <table:table-cell office:value-type="string" calcext:value-type="string">
            <text:p/>
            <text:p>Following will be added plus. </text:p>
            <text:p>Developed web application in Core PHP, Mysql / Oracle, MVC architecture.</text:p>
            <text:p>Have experience in any of the PHP Framework (Laravel / codeignitor).</text:p>
            <text:p>Proficient understanding of code versioning tools, such as (Git)</text:p>
            <text:p/>
          </table:table-cell>
          <table:table-cell office:value-type="string" calcext:value-type="string">
            <text:p/>
            <text:p>Â Negotiable</text:p>
            <text:p>                                                                    </text:p>
          </table:table-cell>
          <table:table-cell office:value-type="string" calcext:value-type="string">
            <text:p/>
            <text:p>Bonus &amp; Increment: As per company policy</text:p>
            <text:p>Lunch: Provided by Company</text:p>
            <text:p/>
          </table:table-cell>
          <table:table-cell office:value-type="string" calcext:value-type="string">
            <text:p/>
            <text:p>Â Oct 23, 2019</text:p>
            <text:p>                                                                        </text:p>
          </table:table-cell>
          <table:table-cell office:value-type="string" calcext:value-type="string">
            <text:p/>
            <text:p>Â Nov 22, 2019</text:p>
            <text:p>                                                                        </text:p>
          </table:table-cell>
          <table:table-cell table:number-columns-repeated="1008"/>
        </table:table-row>
        <table:table-row table:style-name="ro16">
          <table:table-cell office:value-type="string" calcext:value-type="string">
            <text:p>Software Engineer, Java</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
            <text:p>Develop international standard web application using Java EE, Java SE, Spring MVC, Play Framework, Hibernate and SQL Server 2008/2012. </text:p>
            <text:p>Writing unit test code. </text:p>
            <text:p>Maintain standard SDLC documentation, </text:p>
            <text:p>Excellent capability of writing complex SQL queries and objects. </text:p>
            <text:p>Habituated with service-oriented development. </text:p>
            <text:p>Excellent analytical, problem solving and decision-making skills. </text:p>
            <text:p>Providing technical leadership and mentorship to development team members. </text:p>
            <text:p>Ensure high quality, adherence to standards and best practices, high performance and scalable deliverable</text:p>
            <text:p/>
          </table:table-cell>
          <table:table-cell office:value-type="string" calcext:value-type="string">
            <text:p/>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M.Sc or B.Sc in computer Science and engineering from any reputed public or private university</text:p>
            <text:p/>
          </table:table-cell>
          <table:table-cell office:value-type="string" calcext:value-type="string">
            <text:p/>
            <text:p>Experienced in developing Java based web applications using market-leading technologies such as Java EE, Java SE, Spring MVC, Play Framework, Hibernate. </text:p>
            <text:p>Experience in SOAP, REST, MQ, MVC pattern, J-query will be added advantage. </text:p>
            <text:p>Excellent capability of writing complex SQL queries and objects for SQL Server 2008/2012. </text:p>
            <text:p>Understanding of 3-Tier Architecture. </text:p>
            <text:p>Analyze Architect and Design applications and databases. </text:p>
            <text:p>Must have clear understanding on Object Oriented Design and Analysis.</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3, 2019</text:p>
            <text:p>                                                                        </text:p>
          </table:table-cell>
          <table:table-cell table:number-columns-repeated="1008"/>
        </table:table-row>
        <table:table-row table:style-name="ro17">
          <table:table-cell office:value-type="string" calcext:value-type="string">
            <text:p>Software Engineer, .Net</text:p>
          </table:table-cell>
          <table:table-cell office:value-type="string" calcext:value-type="string">
            <text:p>BRAC IT Services Limited </text:p>
          </table:table-cell>
          <table:table-cell office:value-type="string" calcext:value-type="string">
            <text:p/>
            <text:p>                                                                Not specific</text:p>
            <text:p>                                                                </text:p>
          </table:table-cell>
          <table:table-cell office:value-type="string" calcext:value-type="string">
            <text:p/>
            <text:p>Develop international standard web application using ASP.Net MVC, Dot Net Core, Telerik, Entity Framework and SQL Server 2008/2012. </text:p>
            <text:p>Writing unit test code. </text:p>
            <text:p>Maintain standard SDLC documentation, </text:p>
            <text:p>Excellent capability of writing complex SQL queries and objects. </text:p>
            <text:p>Habituated with service-oriented development. </text:p>
            <text:p>Excellent analytical, problem solving and decision-making skills. </text:p>
            <text:p>Providing technical leadership and mentorship to development team members. </text:p>
            <text:p>Ensure high quality, adherence to standards and best practices, high performance and scalable deliverable.</text:p>
            <text:p/>
          </table:table-cell>
          <table:table-cell office:value-type="string" calcext:value-type="string">
            <text:p/>
            <text:p>                                                            BRAC IT Services Ltd. (biTS) is an IT Solution and Services company and is a subsidiary jointly owned by BRAC and BRAC Bank. biTS focuses to become the most trustworthy company in Bangladesh providing technology solutions and managing IT Services. biTS provides end-to-end solutions for industries like Banks, Non-Banking Financial Institutes, Educational Institutes, Micro-Finance, NGOs, FMCG etc.</text:p>
            <text:p>                                                        </text:p>
          </table:table-cell>
          <table:table-cell office:value-type="string" calcext:value-type="string">
            <text:p/>
            <text:p>                                                                Full-time</text:p>
            <text:p>                                                            </text:p>
          </table:table-cell>
          <table:table-cell office:value-type="string" calcext:value-type="string">
            <text:p/>
            <text:p>Â 2 to 5 year(s)</text:p>
            <text:p>                                                                    </text:p>
          </table:table-cell>
          <table:table-cell table:number-columns-repeated="2"/>
          <table:table-cell office:value-type="string" calcext:value-type="string">
            <text:p/>
            <text:p>Â Dhaka</text:p>
            <text:p>                                                                    </text:p>
          </table:table-cell>
          <table:table-cell office:value-type="string" calcext:value-type="string">
            <text:p/>
            <text:p>M.Sc or B.Sc in computer Science and engineering from any reputed public or private university</text:p>
            <text:p/>
          </table:table-cell>
          <table:table-cell office:value-type="string" calcext:value-type="string">
            <text:p/>
            <text:p>Experienced in developing .NET applications using market-leading technologies such as C#, ASP.Net, Telerik, Oracle 9i/11g, MS SQL Server 2008 / 2012. </text:p>
            <text:p>Experience in SOAP, MQ, MVC pattern, WCF, LinQ, WPF, J-query will be added advantage. </text:p>
            <text:p>Excellent capability of writing complex SQL queries and objects for SQL Server 2008/2012. Understanding of 3-Tier Architecture.</text:p>
            <text:p>Analyze Architect and Design applications and databases. </text:p>
            <text:p>Must have clear understanding on Object Oriented Design and Analysis</text:p>
            <text:p/>
          </table:table-cell>
          <table:table-cell office:value-type="string" calcext:value-type="string">
            <text:p/>
            <text:p>Â Negotiable</text:p>
            <text:p>                                                                    </text:p>
          </table:table-cell>
          <table:table-cell office:value-type="string" calcext:value-type="string">
            <text:p/>
            <text:p>Mobile bill, Tour allowance, Provident fund, Weekly 2 holidays, Insurance, GratuityFestival Bonus: 2</text:p>
            <text:p/>
          </table:table-cell>
          <table:table-cell office:value-type="string" calcext:value-type="string">
            <text:p/>
            <text:p>Â Oct 22, 2019</text:p>
            <text:p>                                                                        </text:p>
          </table:table-cell>
          <table:table-cell office:value-type="string" calcext:value-type="string">
            <text:p/>
            <text:p>Â Nov 3, 2019</text:p>
            <text:p>                                                                        </text:p>
          </table:table-cell>
          <table:table-cell table:number-columns-repeated="100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2">00/00/0000</text:date>, <text:time style:data-style-name="N2" text:time-value="23:11:35.9026331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2T23:23:59.121389835</dc:date>
    <meta:editing-duration>PT17M7S</meta:editing-duration>
    <meta:editing-cycles>4</meta:editing-cycles>
    <meta:generator>LibreOffice/6.2.7.1$Linux_X86_64 LibreOffice_project/20$Build-1</meta:generator>
    <meta:document-statistic meta:table-count="1" meta:cell-count="318" meta:object-count="0"/>
  </office:meta>
</office:document-meta>
</file>